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5" draw:layer="layout" svg:width="1.6cm" svg:height="0.5cm" svg:x="1.8cm" svg:y="1.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3" draw:layer="layout" svg:width="3cm" svg:height="1.4cm" svg:x="1.1cm" svg:y="4.3cm">
          <text:p text:style-name="P2"><text:span text:style-name="T2">Target in</text:span></text:p>
          <text:p text:style-name="P2"><text:span text:style-name="T2">same secto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2" draw:layer="layout" svg:width="1.6cm" svg:height="0.5cm" svg:x="18.2cm" svg:y="27.8cm">
          <text:p text:style-name="P3"><text:span text:style-name="T1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4" draw:layer="layout" draw:type="lines" draw:line-skew="8.998cm" svg:x1="9.042cm" svg:y1="3cm" svg:x2="19cm" svg:y2="27.8cm" draw:start-shape="id1" draw:start-glue-point="9" draw:end-shape="id2" draw:end-glue-point="4" svg:d="m9042 3000h9958v24299 501">
          <text:p/>
        </draw:connector>
        <draw:connector draw:style-name="gr2" draw:text-style-name="P4" draw:layer="layout" draw:type="lines" svg:x1="4.1cm" svg:y1="5cm" svg:x2="5.45cm" svg:y2="5cm" draw:start-shape="id3" draw:start-glue-point="7" draw:end-shape="id4" draw:end-glue-point="6" svg:d="m4100 5000h502-103 951">
          <text:p/>
        </draw:connector>
        <draw:frame draw:style-name="gr3" draw:text-style-name="P5" draw:layer="layout" svg:width="0.891cm" svg:height="0.645cm" svg:x="3.909cm" svg:y="4.455cm">
          <draw:text-box>
            <text:p><text:span text:style-name="T3">no</text:span></text:p>
          </draw:text-box>
        </draw:frame>
        <draw:custom-shape draw:style-name="gr1" draw:text-style-name="P2" draw:id="id6" draw:layer="layout" svg:width="3cm" svg:height="1.4cm" svg:x="1.1cm" svg:y="2.3cm">
          <text:p text:style-name="P2"><text:span text:style-name="T2">Target exis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s" svg:x1="2.6cm" svg:y1="1.6cm" svg:x2="2.6cm" svg:y2="2.3cm" draw:start-shape="id5" draw:start-glue-point="6" draw:end-shape="id6" draw:end-glue-point="4" svg:d="m2600 1600v502-303 501">
          <text:p/>
        </draw:connector>
        <draw:connector draw:style-name="gr2" draw:text-style-name="P4" draw:layer="layout" draw:type="lines" svg:x1="2.6cm" svg:y1="3.7cm" svg:x2="2.6cm" svg:y2="4.3cm" draw:start-shape="id6" draw:start-glue-point="6" draw:end-shape="id3" draw:end-glue-point="4" svg:d="m2600 3700v502-403 501">
          <text:p/>
        </draw:connector>
        <draw:frame draw:style-name="gr3" draw:text-style-name="P5" draw:layer="layout" svg:width="1.052cm" svg:height="0.645cm" svg:x="1.548cm" svg:y="3.6cm">
          <draw:text-box>
            <text:p><text:span text:style-name="T3">yes</text:span></text:p>
          </draw:text-box>
        </draw:frame>
        <draw:custom-shape draw:style-name="gr1" draw:text-style-name="P2" draw:id="id10" draw:layer="layout" svg:width="3cm" svg:height="1.4cm" svg:x="1.1cm" svg:y="9.3cm">
          <text:p text:style-name="P2"><text:span text:style-name="T2">Docking mod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layer="layout" svg:width="5.5cm" svg:height="1cm" svg:x="14.4cm" svg:y="1.1cm">
          <draw:text-box>
            <text:p>wwsl.nav.insector</text:p>
          </draw:text-box>
        </draw:frame>
        <draw:custom-shape draw:style-name="gr1" draw:text-style-name="P2" draw:id="id22" draw:layer="layout" svg:width="3cm" svg:height="1.4cm" svg:x="5.5cm" svg:y="9.3cm">
          <text:p text:style-name="P2"><text:span text:style-name="T2">Docking possible</text:span></text:p>
          <text:p text:style-name="P2"><text:span text:style-name="T2">&amp; allow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" draw:layer="layout" svg:width="4.5cm" svg:height="1cm" svg:x="5cm" svg:y="2.5cm">
          <text:p text:style-name="P2"><text:span text:style-name="T2">FLRET_ERRO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25" draw:layer="layout" svg:width="2.8cm" svg:height="1cm" svg:x="1.2cm" svg:y="13.5cm">
          <text:p text:style-name="P2"><text:span text:style-name="T2">Follow target with</text:span></text:p>
          <text:p text:style-name="P2"><text:span text:style-name="T2">precision and timeo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cm" svg:height="1.4cm" svg:x="1.1cm" svg:y="6.3cm">
          <text:p text:style-name="P2"><text:span text:style-name="T2">Target is a shi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8" draw:layer="layout" svg:width="3cm" svg:height="1.4cm" svg:x="5.543cm" svg:y="6.329cm">
          <text:p text:style-name="P2"><text:span text:style-name="T2">Target dock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s" svg:x1="4.1cm" svg:y1="7cm" svg:x2="5.543cm" svg:y2="7.029cm" draw:start-shape="id7" draw:start-glue-point="7" draw:end-shape="id8" draw:end-glue-point="5" svg:d="m4100 7000h502l440 29h501">
          <text:p/>
        </draw:connector>
        <draw:connector draw:style-name="gr2" draw:text-style-name="P4" draw:layer="layout" draw:type="lines" svg:x1="8.543cm" svg:y1="7.029cm" svg:x2="11.65cm" svg:y2="7cm" draw:start-shape="id8" draw:start-glue-point="7" draw:end-shape="id9" draw:end-glue-point="6" svg:d="m8543 7029h502l1654-29h951">
          <text:p/>
        </draw:connector>
        <draw:frame draw:style-name="gr3" draw:text-style-name="P5" draw:layer="layout" svg:width="1.052cm" svg:height="0.645cm" svg:x="4cm" svg:y="6.455cm">
          <draw:text-box>
            <text:p><text:span text:style-name="T3">yes</text:span></text:p>
          </draw:text-box>
        </draw:frame>
        <draw:connector draw:style-name="gr2" draw:text-style-name="P4" draw:layer="layout" draw:type="lines" draw:line-skew="0.269cm -0.299cm" svg:x1="7.043cm" svg:y1="7.729cm" svg:x2="2.6cm" svg:y2="9.3cm" draw:start-shape="id8" draw:start-glue-point="6" draw:end-shape="id10" draw:end-glue-point="4" svg:d="m7043 7729v771h-4443v800">
          <text:p/>
        </draw:connector>
        <draw:frame draw:style-name="gr3" draw:text-style-name="P5" draw:layer="layout" svg:width="0.891cm" svg:height="0.645cm" svg:x="7.109cm" svg:y="7.655cm">
          <draw:text-box>
            <text:p><text:span text:style-name="T3">no</text:span></text:p>
          </draw:text-box>
        </draw:frame>
        <draw:custom-shape draw:style-name="gr1" draw:text-style-name="P2" draw:id="id11" draw:layer="layout" svg:width="5cm" svg:height="1.4cm" svg:x="2cm" svg:y="18.5cm">
          <text:p text:style-name="P2"><text:span text:style-name="T2">FLRET_TARGETREA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2" draw:layer="layout" svg:width="4.5cm" svg:height="1cm" svg:x="12cm" svg:y="18.7cm">
          <text:p text:style-name="P2"><text:span text:style-name="T2">FLRET_TARGETREACH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draw:type="lines" svg:x1="7cm" svg:y1="19.2cm" svg:x2="12.45cm" svg:y2="19.2cm" draw:start-shape="id11" draw:start-glue-point="7" draw:end-shape="id12" draw:end-glue-point="6" svg:d="m7000 19200h502 3997 951">
          <text:p/>
        </draw:connector>
        <draw:connector draw:style-name="gr2" draw:text-style-name="P4" draw:layer="layout" draw:type="lines" draw:line-skew="1.998cm" svg:x1="16.042cm" svg:y1="19.2cm" svg:x2="19cm" svg:y2="27.8cm" draw:start-shape="id12" draw:start-glue-point="9" draw:end-shape="id2" draw:end-glue-point="4" svg:d="m16042 19200h2958v8099 501">
          <text:p/>
        </draw:connector>
        <draw:frame draw:style-name="gr3" draw:text-style-name="P5" draw:layer="layout" svg:width="1.052cm" svg:height="0.645cm" svg:x="7cm" svg:y="18.555cm">
          <draw:text-box>
            <text:p><text:span text:style-name="T3">yes</text:span></text:p>
          </draw:text-box>
        </draw:frame>
        <draw:custom-shape draw:style-name="gr1" draw:text-style-name="P2" draw:id="id15" draw:layer="layout" svg:width="5cm" svg:height="1.4cm" svg:x="2cm" svg:y="16.6cm">
          <text:p text:style-name="P2"><text:span text:style-name="T2">FLRET_BREAK</text:span></text:p>
          <text:p text:style-name="P2"><text:span text:style-name="T2">FLRET_INTERRUP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23" draw:layer="layout" svg:width="2.8cm" svg:height="1cm" svg:x="1.2cm" svg:y="11.5cm">
          <text:p text:style-name="P2"><text:span text:style-name="T2">Save start</text:span></text:p>
          <text:p text:style-name="P2"><text:span text:style-name="T2">dist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3" draw:layer="layout" svg:width="2.8cm" svg:height="1cm" svg:x="8cm" svg:y="22.7cm">
          <text:p text:style-name="P2"><text:span text:style-name="T2">Get current</text:span></text:p>
          <text:p text:style-name="P2"><text:span text:style-name="T2">dist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4" draw:layer="layout" svg:width="3cm" svg:height="1.4cm" svg:x="7.9cm" svg:y="24.8cm">
          <text:p text:style-name="P2"><text:span text:style-name="T2">curr.dist &lt; init.dis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s" svg:x1="9.4cm" svg:y1="23.7cm" svg:x2="9.4cm" svg:y2="24.8cm" draw:start-shape="id13" draw:start-glue-point="6" draw:end-shape="id14" draw:end-glue-point="4" svg:d="m9400 23700v502 97 501">
          <text:p/>
        </draw:connector>
        <draw:custom-shape draw:style-name="gr1" draw:text-style-name="P2" draw:id="id17" draw:layer="layout" svg:width="4.5cm" svg:height="1cm" svg:x="12cm" svg:y="26.5cm">
          <text:p text:style-name="P2"><text:span text:style-name="T2">FLRET_ERRO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16" draw:layer="layout" svg:width="4.5cm" svg:height="1cm" svg:x="11.8cm" svg:y="16.8cm">
          <text:p text:style-name="P2"><text:span text:style-name="T2">FLRET_NEXTFLIGHTSTE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5" draw:layer="layout" svg:width="0.891cm" svg:height="0.645cm" svg:x="3.7cm" svg:y="23.955cm">
          <draw:text-box>
            <text:p><text:span text:style-name="T3">no</text:span></text:p>
          </draw:text-box>
        </draw:frame>
        <draw:connector draw:style-name="gr2" draw:text-style-name="P4" draw:layer="layout" draw:type="lines" svg:x1="7cm" svg:y1="17.3cm" svg:x2="12.25cm" svg:y2="17.3cm" draw:start-shape="id15" draw:start-glue-point="7" draw:end-shape="id16" draw:end-glue-point="6" svg:d="m7000 17300h502 3797 951">
          <text:p/>
        </draw:connector>
        <draw:connector draw:style-name="gr2" draw:text-style-name="P4" draw:layer="layout" draw:type="lines" draw:line-skew="1.998cm" svg:x1="16.042cm" svg:y1="27cm" svg:x2="19cm" svg:y2="27.8cm" draw:start-shape="id17" draw:start-glue-point="9" draw:end-shape="id2" draw:end-glue-point="4" svg:d="m16042 27000h2958v299 501">
          <text:p/>
        </draw:connector>
        <draw:connector draw:style-name="gr2" draw:text-style-name="P4" draw:layer="layout" draw:type="lines" draw:line-skew="2.198cm" svg:x1="15.842cm" svg:y1="17.3cm" svg:x2="19cm" svg:y2="27.8cm" draw:start-shape="id16" draw:start-glue-point="9" draw:end-shape="id2" draw:end-glue-point="4" svg:d="m15842 17300h3158v9999 501">
          <text:p/>
        </draw:connector>
        <draw:custom-shape draw:style-name="gr1" draw:text-style-name="P2" draw:id="id18" draw:layer="layout" svg:width="3cm" svg:height="1.4cm" svg:x="9.5cm" svg:y="10.3cm">
          <text:p text:style-name="P2"><text:span text:style-name="T2">Target exis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s" draw:line-skew="-0.002cm" svg:x1="12.5cm" svg:y1="11cm" svg:x2="12.992cm" svg:y2="7.5cm" draw:start-shape="id18" draw:start-glue-point="7" draw:end-shape="id9" draw:end-glue-point="7" svg:d="m12500 11000h500l-8-2998v-502">
          <text:p/>
        </draw:connector>
        <draw:frame draw:style-name="gr3" draw:text-style-name="P5" draw:layer="layout" svg:width="0.891cm" svg:height="0.645cm" svg:x="12.109cm" svg:y="10.355cm">
          <draw:text-box>
            <text:p><text:span text:style-name="T3">no</text:span></text:p>
          </draw:text-box>
        </draw:frame>
        <draw:custom-shape draw:style-name="gr1" draw:text-style-name="P2" draw:id="id19" draw:layer="layout" svg:width="3cm" svg:height="1.4cm" svg:x="9.5cm" svg:y="12.5cm">
          <text:p text:style-name="P2"><text:span text:style-name="T2">Target in</text:span></text:p>
          <text:p text:style-name="P2"><text:span text:style-name="T2">same secto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s" draw:line-skew="-0.202cm 0.001cm" svg:x1="11cm" svg:y1="11.7cm" svg:x2="11cm" svg:y2="12.5cm" draw:start-shape="id18" draw:start-glue-point="6" draw:end-shape="id19" draw:end-glue-point="4" svg:d="m11000 11700v300 0 500">
          <text:p/>
        </draw:connector>
        <draw:frame draw:style-name="gr3" draw:text-style-name="P5" draw:layer="layout" svg:width="1.052cm" svg:height="0.645cm" svg:x="10cm" svg:y="11.5cm">
          <draw:text-box>
            <text:p><text:span text:style-name="T3">yes</text:span></text:p>
          </draw:text-box>
        </draw:frame>
        <draw:frame draw:style-name="gr3" draw:text-style-name="P5" draw:layer="layout" svg:width="0.891cm" svg:height="0.645cm" svg:x="13.109cm" svg:y="12.5cm">
          <draw:text-box>
            <text:p><text:span text:style-name="T3">no</text:span></text:p>
          </draw:text-box>
        </draw:frame>
        <draw:frame draw:style-name="gr3" draw:text-style-name="P5" draw:layer="layout" svg:width="1.052cm" svg:height="0.645cm" svg:x="7cm" svg:y="16.7cm">
          <draw:text-box>
            <text:p><text:span text:style-name="T3">yes</text:span></text:p>
          </draw:text-box>
        </draw:frame>
        <draw:connector draw:style-name="gr2" draw:text-style-name="P4" draw:layer="layout" draw:type="lines" svg:x1="4.5cm" svg:y1="18cm" svg:x2="4.5cm" svg:y2="18.5cm" draw:start-shape="id15" draw:start-glue-point="6" draw:end-shape="id11" draw:end-glue-point="4" svg:d="m4500 18000v502-503 501">
          <text:p/>
        </draw:connector>
        <draw:frame draw:style-name="gr3" draw:text-style-name="P5" draw:layer="layout" svg:width="0.891cm" svg:height="0.645cm" svg:x="3.609cm" svg:y="17.855cm">
          <draw:text-box>
            <text:p><text:span text:style-name="T3">no</text:span></text:p>
          </draw:text-box>
        </draw:frame>
        <draw:custom-shape draw:style-name="gr1" draw:text-style-name="P2" draw:id="id20" draw:layer="layout" svg:width="4.5cm" svg:height="1cm" svg:x="11.8cm" svg:y="14.5cm">
          <text:p text:style-name="P2"><text:span text:style-name="T2">FLRET_WARP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draw:type="lines" draw:line-skew="1.498cm" svg:x1="12.5cm" svg:y1="13.2cm" svg:x2="14.5cm" svg:y2="14.5cm" draw:start-shape="id19" draw:start-glue-point="7" draw:end-shape="id20" draw:end-glue-point="4" svg:d="m12500 13200h2000v799 501">
          <text:p/>
        </draw:connector>
        <draw:connector draw:style-name="gr2" draw:text-style-name="P4" draw:layer="layout" draw:type="lines" draw:line-skew="2.198cm" svg:x1="15.842cm" svg:y1="15cm" svg:x2="19cm" svg:y2="27.8cm" draw:start-shape="id20" draw:start-glue-point="9" draw:end-shape="id2" draw:end-glue-point="4" svg:d="m15842 15000h3158v12299 501">
          <text:p/>
        </draw:connector>
        <draw:custom-shape draw:style-name="gr1" draw:text-style-name="P2" draw:id="id21" draw:layer="layout" svg:width="5cm" svg:height="1.4cm" svg:x="2cm" svg:y="22.5cm">
          <text:p text:style-name="P2"><text:span text:style-name="T2">FLRET_TIMEOU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s" svg:x1="7cm" svg:y1="23.2cm" svg:x2="8cm" svg:y2="23.2cm" draw:start-shape="id21" draw:start-glue-point="7" draw:end-shape="id13" draw:end-glue-point="5" svg:d="m7000 23200h502-3 501">
          <text:p/>
        </draw:connector>
        <draw:connector draw:style-name="gr2" draw:text-style-name="P4" draw:layer="layout" draw:type="lines" svg:x1="4.1cm" svg:y1="3cm" svg:x2="5.45cm" svg:y2="3cm" draw:start-shape="id6" draw:start-glue-point="7" draw:end-shape="id1" draw:end-glue-point="6" svg:d="m4100 3000h502-103 951">
          <text:p/>
        </draw:connector>
        <draw:frame draw:style-name="gr3" draw:text-style-name="P5" draw:layer="layout" svg:width="0.891cm" svg:height="0.645cm" svg:x="3.909cm" svg:y="2.455cm">
          <draw:text-box>
            <text:p><text:span text:style-name="T3">no</text:span></text:p>
          </draw:text-box>
        </draw:frame>
        <draw:custom-shape draw:style-name="gr1" draw:text-style-name="P2" draw:id="id4" draw:layer="layout" svg:width="4.5cm" svg:height="1cm" svg:x="5cm" svg:y="4.5cm">
          <text:p text:style-name="P2"><text:span text:style-name="T2">FLRET_WARP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draw:type="lines" draw:line-skew="8.998cm" svg:x1="9.042cm" svg:y1="5cm" svg:x2="19cm" svg:y2="27.8cm" draw:start-shape="id4" draw:start-glue-point="9" draw:end-shape="id2" draw:end-glue-point="4" svg:d="m9042 5000h9958v22299 501">
          <text:p/>
        </draw:connector>
        <draw:custom-shape draw:style-name="gr1" draw:text-style-name="P2" draw:id="id9" draw:layer="layout" svg:width="4.5cm" svg:height="1cm" svg:x="11.2cm" svg:y="6.5cm">
          <text:p text:style-name="P2"><text:span text:style-name="T2">FLRET_ERRO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draw:type="lines" draw:line-skew="2.798cm" svg:x1="15.242cm" svg:y1="7cm" svg:x2="19cm" svg:y2="27.8cm" draw:start-shape="id9" draw:start-glue-point="9" draw:end-shape="id2" draw:end-glue-point="4" svg:d="m15242 7000h3758v20299 501">
          <text:p/>
        </draw:connector>
        <draw:connector draw:style-name="gr2" draw:text-style-name="P4" draw:layer="layout" draw:type="lines" svg:x1="2.6cm" svg:y1="5.7cm" svg:x2="2.6cm" svg:y2="6.3cm" draw:start-shape="id3" draw:start-glue-point="6" draw:end-shape="id7" draw:end-glue-point="4" svg:d="m2600 5700v502-403 501">
          <text:p/>
        </draw:connector>
        <draw:frame draw:style-name="gr3" draw:text-style-name="P5" draw:layer="layout" svg:width="1.052cm" svg:height="0.645cm" svg:x="1.548cm" svg:y="5.555cm">
          <draw:text-box>
            <text:p><text:span text:style-name="T3">yes</text:span></text:p>
          </draw:text-box>
        </draw:frame>
        <draw:frame draw:style-name="gr3" draw:text-style-name="P5" draw:layer="layout" svg:width="1.052cm" svg:height="0.645cm" svg:x="8.448cm" svg:y="6.455cm">
          <draw:text-box>
            <text:p><text:span text:style-name="T3">yes</text:span></text:p>
          </draw:text-box>
        </draw:frame>
        <draw:connector draw:style-name="gr2" draw:text-style-name="P4" draw:layer="layout" draw:type="lines" svg:x1="2.6cm" svg:y1="7.7cm" svg:x2="2.6cm" svg:y2="9.3cm" draw:start-shape="id7" draw:start-glue-point="6" draw:end-shape="id10" draw:end-glue-point="4" svg:d="m2600 7700v502 597 501">
          <text:p/>
        </draw:connector>
        <draw:frame draw:style-name="gr3" draw:text-style-name="P5" draw:layer="layout" svg:width="0.891cm" svg:height="0.645cm" svg:x="1.7cm" svg:y="7.5cm">
          <draw:text-box>
            <text:p><text:span text:style-name="T3">no</text:span></text:p>
          </draw:text-box>
        </draw:frame>
        <draw:connector draw:style-name="gr2" draw:text-style-name="P4" draw:layer="layout" draw:type="lines" svg:x1="4.1cm" svg:y1="10cm" svg:x2="5.5cm" svg:y2="10cm" draw:start-shape="id10" draw:start-glue-point="7" draw:end-shape="id22" svg:d="m4100 10000h502 397 501">
          <text:p/>
        </draw:connector>
        <draw:frame draw:style-name="gr3" draw:text-style-name="P5" draw:layer="layout" svg:width="1.052cm" svg:height="0.645cm" svg:x="4cm" svg:y="9.4cm">
          <draw:text-box>
            <text:p><text:span text:style-name="T3">yes</text:span></text:p>
          </draw:text-box>
        </draw:frame>
        <draw:connector draw:style-name="gr2" draw:text-style-name="P4" draw:layer="layout" draw:type="lines" draw:line-skew="0.998cm -0.699cm" svg:x1="8.5cm" svg:y1="10cm" svg:x2="11.65cm" svg:y2="7cm" draw:start-shape="id22" draw:start-glue-point="7" draw:end-shape="id9" draw:end-glue-point="6" svg:d="m8500 10000h1500v-3000h1650">
          <text:p/>
        </draw:connector>
        <draw:frame draw:style-name="gr3" draw:text-style-name="P5" draw:layer="layout" svg:width="0.891cm" svg:height="0.645cm" svg:x="8.409cm" svg:y="9.455cm">
          <draw:text-box>
            <text:p><text:span text:style-name="T3">no</text:span></text:p>
          </draw:text-box>
        </draw:frame>
        <draw:connector draw:style-name="gr2" draw:text-style-name="P4" draw:layer="layout" draw:type="lines" svg:x1="2.6cm" svg:y1="10.7cm" svg:x2="2.6cm" svg:y2="11.5cm" draw:start-shape="id10" draw:start-glue-point="6" draw:end-shape="id23" draw:end-glue-point="4" svg:d="m2600 10700v502-203 501">
          <text:p/>
        </draw:connector>
        <draw:frame draw:style-name="gr3" draw:text-style-name="P5" draw:layer="layout" svg:width="0.891cm" svg:height="0.645cm" svg:x="1.6cm" svg:y="10.755cm">
          <draw:text-box>
            <text:p><text:span text:style-name="T3">no</text:span></text:p>
          </draw:text-box>
        </draw:frame>
        <draw:custom-shape draw:style-name="gr1" draw:text-style-name="P2" draw:id="id24" draw:layer="layout" svg:width="2.8cm" svg:height="1cm" svg:x="5.6cm" svg:y="11.5cm">
          <text:p text:style-name="P2"><text:span text:style-name="T2">Fly to s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s" svg:x1="7cm" svg:y1="10.7cm" svg:x2="7cm" svg:y2="11.5cm" draw:start-shape="id22" draw:start-glue-point="6" draw:end-shape="id24" draw:end-glue-point="4" svg:d="m7000 10700v502-203 501">
          <text:p/>
        </draw:connector>
        <draw:frame draw:style-name="gr3" draw:text-style-name="P5" draw:layer="layout" svg:width="1.052cm" svg:height="0.645cm" svg:x="6cm" svg:y="10.855cm">
          <draw:text-box>
            <text:p><text:span text:style-name="T3">yes</text:span></text:p>
          </draw:text-box>
        </draw:frame>
        <draw:connector draw:style-name="gr2" draw:text-style-name="P4" draw:layer="layout" draw:type="lines" svg:x1="2.6cm" svg:y1="12.5cm" svg:x2="2.6cm" svg:y2="13.5cm" draw:start-shape="id23" draw:start-glue-point="6" draw:end-shape="id25" draw:end-glue-point="4" svg:d="m2600 12500v502-3 501">
          <text:p/>
        </draw:connector>
        <draw:custom-shape draw:style-name="gr1" draw:text-style-name="P2" draw:id="id26" draw:layer="layout" svg:width="2.8cm" svg:height="1cm" svg:x="5.6cm" svg:y="13.5cm">
          <text:p text:style-name="P2"><text:span text:style-name="T2">Analyse target s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s" svg:x1="4cm" svg:y1="14cm" svg:x2="5.6cm" svg:y2="14cm" draw:start-shape="id25" draw:start-glue-point="7" draw:end-shape="id26" draw:end-glue-point="5" svg:d="m4000 14000h502 597 501">
          <text:p/>
        </draw:connector>
        <draw:connector draw:style-name="gr2" draw:text-style-name="P4" draw:layer="layout" draw:type="lines" svg:x1="7cm" svg:y1="12.5cm" svg:x2="7cm" svg:y2="13.5cm" draw:start-shape="id24" draw:start-glue-point="6" draw:end-shape="id26" draw:end-glue-point="4" svg:d="m7000 12500v502-3 501">
          <text:p/>
        </draw:connector>
        <draw:connector draw:style-name="gr2" draw:text-style-name="P4" draw:layer="layout" draw:type="lines" draw:line-skew="0.098cm 0.001cm" svg:x1="8.4cm" svg:y1="14cm" svg:x2="9.5cm" svg:y2="11cm" draw:start-shape="id26" draw:start-glue-point="7" draw:end-shape="id18" draw:end-glue-point="5" svg:d="m8400 14000h600v-3000h500">
          <text:p/>
        </draw:connector>
        <draw:frame draw:style-name="gr3" draw:text-style-name="P5" draw:layer="layout" svg:width="1.052cm" svg:height="0.645cm" svg:x="9.948cm" svg:y="13.855cm">
          <draw:text-box>
            <text:p><text:span text:style-name="T3">yes</text:span></text:p>
          </draw:text-box>
        </draw:frame>
        <draw:custom-shape draw:style-name="gr1" draw:text-style-name="P2" draw:id="id27" draw:layer="layout" svg:width="5cm" svg:height="1.4cm" svg:x="2cm" svg:y="20.5cm">
          <text:p text:style-name="P2"><text:span text:style-name="T2">FLRET_LAND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s" svg:x1="4.5cm" svg:y1="19.9cm" svg:x2="4.5cm" svg:y2="20.5cm" draw:start-shape="id11" draw:start-glue-point="6" draw:end-shape="id27" draw:end-glue-point="4" svg:d="m4500 19900v502-403 501">
          <text:p/>
        </draw:connector>
        <draw:frame draw:style-name="gr3" draw:text-style-name="P5" draw:layer="layout" svg:width="0.891cm" svg:height="0.645cm" svg:x="3.6cm" svg:y="19.8cm">
          <draw:text-box>
            <text:p><text:span text:style-name="T3">no</text:span></text:p>
          </draw:text-box>
        </draw:frame>
        <draw:custom-shape draw:style-name="gr1" draw:text-style-name="P2" draw:id="id28" draw:layer="layout" svg:width="4.5cm" svg:height="1cm" svg:x="12cm" svg:y="20.7cm">
          <text:p text:style-name="P2"><text:span text:style-name="T2">FLRET_LAND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draw:type="lines" svg:x1="7cm" svg:y1="21.2cm" svg:x2="12.45cm" svg:y2="21.2cm" draw:start-shape="id27" draw:start-glue-point="7" draw:end-shape="id28" draw:end-glue-point="6" svg:d="m7000 21200h502 3997 951">
          <text:p/>
        </draw:connector>
        <draw:connector draw:style-name="gr2" draw:text-style-name="P4" draw:layer="layout" draw:type="lines" draw:line-skew="1.998cm" svg:x1="16.042cm" svg:y1="21.2cm" svg:x2="19cm" svg:y2="27.8cm" draw:start-shape="id28" draw:start-glue-point="9" draw:end-shape="id2" draw:end-glue-point="4" svg:d="m16042 21200h2958v6099 501">
          <text:p/>
        </draw:connector>
        <draw:connector draw:style-name="gr2" draw:text-style-name="P4" draw:layer="layout" draw:type="lines" svg:x1="4.5cm" svg:y1="21.9cm" svg:x2="4.5cm" svg:y2="22.5cm" draw:start-shape="id27" draw:start-glue-point="6" draw:end-shape="id21" draw:end-glue-point="4" svg:d="m4500 21900v502-403 501">
          <text:p/>
        </draw:connector>
        <draw:frame draw:style-name="gr3" draw:text-style-name="P5" draw:layer="layout" svg:width="0.891cm" svg:height="0.645cm" svg:x="3.6cm" svg:y="21.855cm">
          <draw:text-box>
            <text:p><text:span text:style-name="T3">no</text:span></text:p>
          </draw:text-box>
        </draw:frame>
        <draw:frame draw:style-name="gr3" draw:text-style-name="P5" draw:layer="layout" svg:width="1.052cm" svg:height="0.645cm" svg:x="7cm" svg:y="20.556cm">
          <draw:text-box>
            <text:p><text:span text:style-name="T3">yes</text:span></text:p>
          </draw:text-box>
        </draw:frame>
        <draw:frame draw:style-name="gr3" draw:text-style-name="P5" draw:layer="layout" svg:width="1.052cm" svg:height="0.645cm" svg:x="7cm" svg:y="22.457cm">
          <draw:text-box>
            <text:p><text:span text:style-name="T3">yes</text:span></text:p>
          </draw:text-box>
        </draw:frame>
        <draw:custom-shape draw:style-name="gr1" draw:text-style-name="P2" draw:id="id29" draw:layer="layout" svg:width="4.5cm" svg:height="1cm" svg:x="12cm" svg:y="25cm">
          <text:p text:style-name="P2"><text:span text:style-name="T2">FLRET_NEXTFLIGHTSTE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draw:type="lines" svg:x1="10.9cm" svg:y1="25.5cm" svg:x2="12.45cm" svg:y2="25.5cm" draw:start-shape="id14" draw:start-glue-point="7" draw:end-shape="id29" draw:end-glue-point="6" svg:d="m10900 25500h502 97 951">
          <text:p/>
        </draw:connector>
        <draw:frame draw:style-name="gr3" draw:text-style-name="P5" draw:layer="layout" svg:width="1.052cm" svg:height="0.645cm" svg:x="11cm" svg:y="24.9cm">
          <draw:text-box>
            <text:p><text:span text:style-name="T3">yes</text:span></text:p>
          </draw:text-box>
        </draw:frame>
        <draw:connector draw:style-name="gr2" draw:text-style-name="P4" draw:layer="layout" draw:type="lines" draw:line-skew="0.298cm" svg:x1="9.4cm" svg:y1="26.2cm" svg:x2="12.45cm" svg:y2="27cm" draw:start-shape="id14" draw:start-glue-point="6" draw:end-shape="id17" draw:end-glue-point="6" svg:d="m9400 26200v800h2099 951">
          <text:p/>
        </draw:connector>
        <draw:connector draw:style-name="gr2" draw:text-style-name="P4" draw:layer="layout" draw:type="lines" draw:line-skew="2.598cm" svg:x1="4.5cm" svg:y1="23.9cm" svg:x2="12.45cm" svg:y2="27cm" draw:start-shape="id21" draw:start-glue-point="6" draw:end-shape="id17" draw:end-glue-point="6" svg:d="m4500 23900v3100h6999 951">
          <text:p/>
        </draw:connector>
        <draw:connector draw:style-name="gr2" draw:text-style-name="P4" draw:layer="layout" draw:type="lines" draw:line-skew="1.998cm" svg:x1="16.042cm" svg:y1="25.5cm" svg:x2="19cm" svg:y2="27.8cm" draw:start-shape="id29" draw:start-glue-point="9" draw:end-shape="id2" draw:end-glue-point="4" svg:d="m16042 25500h2958v1799 501">
          <text:p/>
        </draw:connector>
        <draw:frame draw:style-name="gr3" draw:text-style-name="P5" draw:layer="layout" svg:width="0.891cm" svg:height="0.645cm" svg:x="8.609cm" svg:y="26cm">
          <draw:text-box>
            <text:p><text:span text:style-name="T3">no</text:span></text:p>
          </draw:text-box>
        </draw:frame>
        <draw:custom-shape draw:style-name="gr1" draw:text-style-name="P2" draw:id="id30" draw:layer="layout" svg:width="2.8cm" svg:height="1cm" svg:x="5.6cm" svg:y="15cm">
          <text:p text:style-name="P2"><text:span text:style-name="T2">Analyse fly resul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s" draw:line-skew="1.098cm" svg:x1="11cm" svg:y1="13.9cm" svg:x2="8.4cm" svg:y2="15.5cm" draw:start-shape="id19" draw:start-glue-point="6" draw:end-shape="id30" draw:end-glue-point="7" svg:d="m11000 13900v1600h-2098-502">
          <text:p/>
        </draw:connector>
        <draw:connector draw:style-name="gr2" draw:text-style-name="P4" draw:layer="layout" draw:type="lines" draw:line-skew="0cm -0.599cm" svg:x1="5.6cm" svg:y1="15.5cm" svg:x2="4.5cm" svg:y2="16.6cm" draw:start-shape="id30" draw:start-glue-point="5" draw:end-shape="id15" draw:end-glue-point="4" svg:d="m5600 15500h-501-599v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mitry </meta:initial-creator>
    <meta:creation-date>2013-04-15T07:56:42</meta:creation-date>
    <dc:date>2013-04-15T14:52:33</dc:date>
    <dc:creator>Dmitry </dc:creator>
    <meta:editing-duration>PT06H55M52S</meta:editing-duration>
    <meta:editing-cycles>89</meta:editing-cycles>
    <meta:generator>OpenOffice.org/3.2$Unix OpenOffice.org_project/320m12$Build-9483</meta:generator>
    <meta:document-statistic meta:object-count="99"/>
  </office:meta>
</office:document-meta>
</file>